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9749" officeooo:paragraph-rsid="001c974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c9749" officeooo:paragraph-rsid="001c974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de51c" officeooo:paragraph-rsid="001de5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e51c"/>
    </style:style>
    <style:style style:name="T3" style:family="text">
      <style:text-properties officeooo:rsid="001de51c"/>
    </style:style>
    <style:style style:name="T4" style:family="text">
      <style:text-properties officeooo:rsid="001ec0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relationnel</text:p>
      <text:p text:style-name="P1"/>
      <text:p text:style-name="P1"/>
      <text:p text:style-name="P1"/>
      <text:p text:style-name="P2">EMPLOYÉ ( <text:span text:style-name="T1">EM_ID</text:span>,…, <text:span text:style-name="T3">#AG_ID)</text:span></text:p>
      <text:p text:style-name="P3">AGENCE (<text:span text:style-name="T1"> AG_ID</text:span>, …)</text:p>
      <text:p text:style-name="P3">CONTRAT (<text:span text:style-name="T1">CO_NUM</text:span>,…, #AG_ID, #CL_ID, #VE_ID)</text:p>
      <text:p text:style-name="P3">VEHICULE( VE_IMMAT <text:span text:style-name="T4">)</text:span></text:p>
      <text:p text:style-name="P3">AVENANT ( AV_ID, …, #CO_ID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26:36.089814352</meta:creation-date>
    <dc:date>2020-07-07T16:42:01.742037611</dc:date>
    <meta:editing-duration>PT5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3" meta:character-count="150" meta:non-whitespace-character-count="133"/>
  </office:meta>
</office:document-meta>
</file>